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9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Elegir ubicación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Aviso legal y contacto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Aviso legal y contacto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Puntos de interés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No se ha encontrado la página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es su guía digital para Alemania. Encuentre información local, eventos y consejos. Siempre actualizados y en su idioma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Crear PDF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Tu idioma no está disponible aquí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Selecciona un idioma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Última modificación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Información local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Tu idioma no está disponible aquí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No se ha encontrado esta ciudad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o se ha encontrado esta página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No se ha encontrado este evento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No se ha encontrado esta oferta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No se ha encontrado este punto de interés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No se ha encontrado esta página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No se ha establecido la conexión con el servidor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No se ha podido editar la consulta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No se ha podido procesar la respuesta del servidor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Se ha producido un error desconocido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Intentar de nuevo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No se ha podido cagar la página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Selecciona un idioma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Ir a la página de inicio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Ir a las categorías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Ir a las actividades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Ir a las ofertas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Se ha producido un error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No se ha podido cambiar el idioma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El idioma seleccionado no está disponible sin conexión. Se necesita una conexión a internet activada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Ubicación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Fecha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Actualmente no hay actividades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Funciones técnicas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Contenidos de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Oferta "{{offer}}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Contacto y aviso legal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Buscar por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Contenido de la página "{{page}}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Contenido de la actividad "{{event}}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Enviar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Se ha producido un error al enviar los comentarios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Comentarios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¿Qué le ha sido de ayuda?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¿Qué podemos mejorar?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¿Para qué son los comentarios?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¿Esta página sirve de ayuda?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Sirve de ayuda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No sirve de ayuda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No se ha encontrado ningún resultado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Sus comentarios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¿No ha encontrado lo que buscaba?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¿Qué información falta aquí?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Comentarios enviados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Muchas gracias por sus comentarios. Con ellos nos ayuda a mejorar nuestros contenidos y la app {{appName}}. Le invitamos a enviarnos más comentarios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Cerrar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Esta página no sirve de ayuda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Esta página sirve de ayuda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es su guía digital para Alemania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Encuentre rápidamente la información correcta utilizando palabras clave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Cambio de idioma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Cambie fácilmente el idioma de las páginas individuales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Eventos actuales y fechas en los alrededores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Búsqueda de trabajo, búsqueda de prácticas y más en la zona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Haciendo clic en "{{accept}}", acepto que la app {{appName}}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Estabilidad de la app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mejore {{appName}} mediante el envío automático de informes de interrupciones del servicio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ciones push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me envíe notificaciones push con las últimas noticias locales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me recomiende ubicaciones cercanas empleando la ubicación GPS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Saltar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Seguir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Guardar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Ajustar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Rechazar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Aceptar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ción de privacidad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Buscar ubicación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No se han encontrado ubicaciones cercanas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Aviso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Para poder mostrar ubicaciones cercanas tiene que activarse la ubicación del dispositivo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Aviso legal y contacto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Privacidad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ías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Actividades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No hay actividades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No disponible en otros idiomas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No hay traducción disponible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Buscar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Cambiar ubicación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Cambiar idioma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Ajustes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Compartir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ar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Acabamos de encontrar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No se ha podido compartir el contenido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Aviso legal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Ofertas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Estabilidad de la app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Mejorar la app {{appName}} mediante el envío automático de informes de interrupciones del servicio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Notificaciones push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Recibir notificaciones push con las últimas noticias locales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Ubicaciones cercanas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Recibir recomendaciones de ubicaciones cercanas empleando la ubicación GPS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Acerca de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Declaración de privacidad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Versión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Licencias de fuente abierta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Permitir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Desactivar función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No hay ofertas disponibles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No hay ofertas disponibles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Calefacción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Agua/alcantarillado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Recogida de basuras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Deshollinador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Garaje/aparcamiento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Otros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Cocina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arto de baño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Aseo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Habitación infantil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Habitación infantil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Habitación infantil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Dormitorio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Salón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Vestíbulo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Trastero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Sótano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Balcón/terraz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97" meta:object-count="0"/>
    <meta:generator>LibreOffice/6.4.4.2$Linux_X86_64 LibreOffice_project/40$Build-2</meta:generator>
  </office:meta>
</office:document-meta>
</file>